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1cm" svg:stroke-color="#00000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1cm" svg:stroke-color="#000000" draw:marker-start-width="0.276cm" draw:marker-end="Rounded_20_short_20_Arrow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1cm" svg:stroke-color="#000000" draw:marker-start-width="0.276cm" draw:marker-end="Rounded_20_short_20_Arrow" draw:marker-end-width="0.279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svg:stroke-width="0.051cm" svg:stroke-color="#00000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7" style:family="graphic" style:parent-style-name="objectwithoutfill">
      <style:graphic-properties svg:stroke-width="0.051cm" svg:stroke-color="#000000" draw:marker-start-width="0.276cm" draw:marker-end="" draw:marker-end-width="0.376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51cm" svg:stroke-color="#000000" draw:marker-start-width="0.276cm" draw:marker-end-width="0.276cm" draw:fill="none" draw:fill-color="#cfe7f5" draw:fill-hatch-solid="false" draw:textarea-horizontal-align="justify" draw:textarea-vertical-align="middle" draw:auto-grow-height="false" fo:padding-top="0.15cm" fo:padding-bottom="0.15cm" fo:padding-left="0.275cm" fo:padding-right="0.275cm"/>
    </style:style>
    <style:style style:name="gr9" style:family="graphic" style:parent-style-name="standard">
      <style:graphic-properties svg:stroke-color="#000000" draw:fill-color="#000000" draw:textarea-horizontal-align="justify" draw:textarea-vertical-align="middle" draw:auto-grow-height="false"/>
    </style:style>
    <style:style style:name="gr10" style:family="graphic" style:parent-style-name="objectwithoutfill">
      <style:graphic-properties draw:stroke="dash" draw:stroke-dash="_32__20_Dots_20_1_20_Dash" svg:stroke-width="0.051cm" draw:marker-start-width="0.276cm" draw:marker-end-width="0.276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25cm" draw:marker-start-width="0.237cm" draw:marker-end-width="0.237cm" draw:fill="none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color="#000000" draw:fill="solid" draw:fill-color="#000000" draw:textarea-horizontal-align="justify" draw:textarea-vertical-align="middle" draw:auto-grow-height="false"/>
    </style:style>
    <style:style style:name="gr13" style:family="graphic" style:parent-style-name="standard">
      <style:graphic-properties draw:stroke="none" svg:stroke-color="#000000" draw:fill="none" draw:fill-color="#ffffff" fo:min-height="1.517cm"/>
    </style:style>
    <style:style style:name="gr14" style:family="graphic" style:parent-style-name="standard">
      <style:graphic-properties draw:stroke="none" svg:stroke-color="#000000" draw:fill="none" draw:fill-color="#ffffff" fo:min-height="0.845cm"/>
    </style:style>
    <style:style style:name="gr15" style:family="graphic" style:parent-style-name="standard">
      <style:graphic-properties draw:stroke="none" svg:stroke-color="#000000" draw:fill="none" draw:fill-color="#ffffff" fo:min-height="0.846cm"/>
    </style:style>
    <style:style style:name="gr16" style:family="graphic" style:parent-style-name="standard">
      <style:graphic-properties draw:stroke="none" svg:stroke-color="#000000" draw:fill="none" draw:fill-color="#ffffff" fo:min-height="0.501cm"/>
    </style:style>
    <style:style style:name="gr17" style:family="graphic" style:parent-style-name="standard">
      <style:graphic-properties draw:stroke="none" svg:stroke-color="#000000" draw:fill="none" draw:fill-color="#ffffff" fo:min-height="0.512cm"/>
    </style:style>
    <style:style style:name="gr18" style:family="graphic" style:parent-style-name="standard">
      <style:graphic-properties draw:stroke="none" svg:stroke-color="#000000" draw:fill="none" draw:fill-color="#ffffff" fo:min-height="0.258cm"/>
    </style:style>
    <style:style style:name="gr19" style:family="graphic" style:parent-style-name="standard">
      <style:graphic-properties draw:stroke="none" svg:stroke-color="#000000" draw:fill="none" draw:fill-color="#ffffff" fo:min-height="0.4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000000" fo:font-family="'Liberation Serif'" style:font-family-generic="roman" style:font-pitch="variable" fo:font-size="12pt" style:font-size-asian="12pt" style:font-size-complex="12pt"/>
    </style:style>
    <style:style style:name="P3" style:family="paragraph">
      <style:paragraph-properties fo:text-align="center"/>
      <style:text-properties fo:color="#000000" fo:font-family="'Liberation Serif'" style:font-family-generic="roman" style:font-pitch="variable" fo:font-size="12pt" fo:text-shadow="none" style:font-size-asian="12pt" style:font-size-complex="12pt"/>
    </style:style>
    <style:style style:name="T1" style:family="text">
      <style:text-properties fo:color="#000000" fo:font-family="'Liberation Serif'" style:font-family-generic="roman" style:font-pitch="variable" fo:font-size="12pt" style:font-size-asian="12pt" style:font-size-complex="12pt"/>
    </style:style>
    <style:style style:name="T2" style:family="text">
      <style:text-properties fo:color="#000000" fo:font-family="'Liberation Serif'" style:font-family-generic="roman" style:font-pitch="variable" fo:font-size="12pt" fo:text-shadow="none" style:font-size-asian="12pt" style:font-size-complex="12pt"/>
    </style:style>
    <style:style style:name="T3" style:family="text">
      <style:text-properties fo:color="#000000" fo:font-family="'Liberation Serif'" style:font-family-generic="roman" style:font-pitch="variable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style:style style:name="T4" style:family="text">
      <style:text-properties fo:color="#000000" fo:font-family="'Liberation Serif'" style:font-style-name="Regular" style:font-family-generic="roman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style:style style:name="T5" style:family="text">
      <style:text-properties fo:color="#000000" fo:font-family="'Liberation Serif'" style:font-style-name="Regular" style:font-family-generic="roman" fo:font-size="12pt" style:font-family-asian="'Liberation Serif'" style:font-style-name-asian="Regular" style:font-family-generic-asian="roman" style:font-size-asian="12pt" style:font-family-complex="'Liberation Serif'" style:font-style-name-complex="Regular" style:font-family-generic-complex="roman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5.24cm" svg:height="10.16cm" svg:x="1.889cm" svg:y="1.76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2.524cm" svg:y1="11.922cm" svg:x2="6.461cm" svg:y2="8.62cm">
          <text:p/>
        </draw:line>
        <draw:line draw:style-name="gr2" draw:text-style-name="P1" draw:layer="layout" svg:x1="9.255cm" svg:y1="8.62cm" svg:x2="17.129cm" svg:y2="8.62cm">
          <text:p/>
        </draw:line>
        <draw:line draw:style-name="gr3" draw:text-style-name="P1" draw:layer="layout" svg:x1="2.778cm" svg:y1="11.287cm" svg:x2="3.794cm" svg:y2="10.398cm">
          <text:p/>
        </draw:line>
        <draw:line draw:style-name="gr4" draw:text-style-name="P1" draw:layer="layout" svg:x1="3.794cm" svg:y1="10.398cm" svg:x2="7.477cm" svg:y2="10.398cm">
          <text:p/>
        </draw:line>
        <draw:line draw:style-name="gr5" draw:text-style-name="P1" draw:layer="layout" svg:x1="8.239cm" svg:y1="4.683cm" svg:x2="4.048cm" svg:y2="9.382cm">
          <text:p/>
        </draw:line>
        <draw:custom-shape draw:style-name="gr6" draw:text-style-name="P1" draw:layer="layout" svg:width="2.794cm" svg:height="4.064cm" svg:x="13.065cm" svg:y="4.55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" draw:layer="layout" svg:width="2.794cm" svg:height="0.381cm" svg:x="13.065cm" svg:y="4.175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907.9019073569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7" draw:text-style-name="P1" draw:layer="layout" svg:x1="12.176cm" svg:y1="4.683cm" svg:x2="10.017cm" svg:y2="4.683cm">
          <text:p/>
        </draw:line>
        <draw:line draw:style-name="gr3" draw:text-style-name="P1" draw:layer="layout" svg:x1="12.176cm" svg:y1="6.207cm" svg:x2="13.7cm" svg:y2="6.207cm">
          <text:p/>
        </draw:line>
        <draw:line draw:style-name="gr3" draw:text-style-name="P1" draw:layer="layout" svg:x1="8.112cm" svg:y1="10.017cm" svg:x2="8.112cm" svg:y2="6.207cm">
          <text:p/>
        </draw:line>
        <draw:custom-shape draw:style-name="gr8" draw:text-style-name="P1" draw:layer="layout" svg:width="1.397cm" svg:height="2.54cm" svg:x="8.62cm" svg:y="4.1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" draw:text-style-name="P1" draw:layer="layout" svg:x1="9.179cm" svg:y1="4.81cm" svg:x2="8.62cm" svg:y2="4.683cm">
          <text:p/>
        </draw:line>
        <draw:line draw:style-name="gr2" draw:text-style-name="P1" draw:layer="layout" svg:x1="9.179cm" svg:y1="4.81cm" svg:x2="8.83cm" svg:y2="4.937cm">
          <text:p/>
        </draw:line>
        <draw:line draw:style-name="gr2" draw:text-style-name="P1" draw:layer="layout" svg:x1="9.179cm" svg:y1="5.064cm" svg:x2="8.83cm" svg:y2="4.937cm">
          <text:p/>
        </draw:line>
        <draw:line draw:style-name="gr2" draw:text-style-name="P1" draw:layer="layout" svg:x1="9.179cm" svg:y1="6.08cm" svg:x2="8.62cm" svg:y2="6.207cm">
          <text:p/>
        </draw:line>
        <draw:line draw:style-name="gr2" draw:text-style-name="P1" draw:layer="layout" svg:x1="9.179cm" svg:y1="5.064cm" svg:x2="8.83cm" svg:y2="5.191cm">
          <text:p/>
        </draw:line>
        <draw:line draw:style-name="gr2" draw:text-style-name="P1" draw:layer="layout" svg:x1="9.179cm" svg:y1="5.318cm" svg:x2="8.83cm" svg:y2="5.191cm">
          <text:p/>
        </draw:line>
        <draw:line draw:style-name="gr2" draw:text-style-name="P1" draw:layer="layout" svg:x1="9.179cm" svg:y1="5.318cm" svg:x2="8.83cm" svg:y2="5.445cm">
          <text:p/>
        </draw:line>
        <draw:line draw:style-name="gr2" draw:text-style-name="P1" draw:layer="layout" svg:x1="9.179cm" svg:y1="5.572cm" svg:x2="8.83cm" svg:y2="5.445cm">
          <text:p/>
        </draw:line>
        <draw:line draw:style-name="gr2" draw:text-style-name="P1" draw:layer="layout" svg:x1="9.179cm" svg:y1="5.572cm" svg:x2="8.83cm" svg:y2="5.699cm">
          <text:p/>
        </draw:line>
        <draw:line draw:style-name="gr2" draw:text-style-name="P1" draw:layer="layout" svg:x1="9.179cm" svg:y1="5.826cm" svg:x2="8.83cm" svg:y2="5.699cm">
          <text:p/>
        </draw:line>
        <draw:line draw:style-name="gr2" draw:text-style-name="P1" draw:layer="layout" svg:x1="9.179cm" svg:y1="5.826cm" svg:x2="8.83cm" svg:y2="5.953cm">
          <text:p/>
        </draw:line>
        <draw:line draw:style-name="gr2" draw:text-style-name="P1" draw:layer="layout" svg:x1="9.179cm" svg:y1="6.08cm" svg:x2="8.83cm" svg:y2="5.953cm">
          <text:p/>
        </draw:line>
        <draw:line draw:style-name="gr2" draw:text-style-name="P1" draw:layer="layout" svg:x1="9.444cm" svg:y1="4.784cm" svg:x2="10.017cm" svg:y2="4.683cm">
          <text:p/>
        </draw:line>
        <draw:line draw:style-name="gr2" draw:text-style-name="P1" draw:layer="layout" svg:x1="9.444cm" svg:y1="4.784cm" svg:x2="9.793cm" svg:y2="4.911cm">
          <text:p/>
        </draw:line>
        <draw:line draw:style-name="gr2" draw:text-style-name="P1" draw:layer="layout" svg:x1="9.444cm" svg:y1="5.038cm" svg:x2="9.793cm" svg:y2="4.911cm">
          <text:p/>
        </draw:line>
        <draw:line draw:style-name="gr2" draw:text-style-name="P1" draw:layer="layout" svg:x1="9.444cm" svg:y1="6.054cm" svg:x2="10.017cm" svg:y2="6.207cm">
          <text:p/>
        </draw:line>
        <draw:line draw:style-name="gr2" draw:text-style-name="P1" draw:layer="layout" svg:x1="9.444cm" svg:y1="5.038cm" svg:x2="9.793cm" svg:y2="5.165cm">
          <text:p/>
        </draw:line>
        <draw:line draw:style-name="gr2" draw:text-style-name="P1" draw:layer="layout" svg:x1="9.444cm" svg:y1="5.292cm" svg:x2="9.793cm" svg:y2="5.165cm">
          <text:p/>
        </draw:line>
        <draw:line draw:style-name="gr2" draw:text-style-name="P1" draw:layer="layout" svg:x1="9.444cm" svg:y1="5.292cm" svg:x2="9.793cm" svg:y2="5.419cm">
          <text:p/>
        </draw:line>
        <draw:line draw:style-name="gr2" draw:text-style-name="P1" draw:layer="layout" svg:x1="9.444cm" svg:y1="5.546cm" svg:x2="9.793cm" svg:y2="5.419cm">
          <text:p/>
        </draw:line>
        <draw:line draw:style-name="gr2" draw:text-style-name="P1" draw:layer="layout" svg:x1="9.444cm" svg:y1="5.546cm" svg:x2="9.793cm" svg:y2="5.673cm">
          <text:p/>
        </draw:line>
        <draw:line draw:style-name="gr2" draw:text-style-name="P1" draw:layer="layout" svg:x1="9.444cm" svg:y1="5.8cm" svg:x2="9.793cm" svg:y2="5.673cm">
          <text:p/>
        </draw:line>
        <draw:line draw:style-name="gr2" draw:text-style-name="P1" draw:layer="layout" svg:x1="9.444cm" svg:y1="5.8cm" svg:x2="9.793cm" svg:y2="5.927cm">
          <text:p/>
        </draw:line>
        <draw:line draw:style-name="gr2" draw:text-style-name="P1" draw:layer="layout" svg:x1="9.444cm" svg:y1="6.054cm" svg:x2="9.793cm" svg:y2="5.927cm">
          <text:p/>
        </draw:line>
        <draw:custom-shape draw:style-name="gr6" draw:text-style-name="P1" draw:layer="layout" svg:width="0.762cm" svg:height="0.762cm" svg:x="7.731cm" svg:y="9.8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635cm" svg:x="7.858cm" svg:y="9.89cm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" draw:text-style-name="P1" draw:layer="layout" svg:width="2.286cm" svg:height="3.175cm" svg:x="6.969cm" svg:y="7.98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1" draw:layer="layout" svg:x1="6.461cm" svg:y1="8.62cm" svg:x2="6.969cm" svg:y2="8.62cm">
          <text:p/>
        </draw:line>
        <draw:line draw:style-name="gr10" draw:text-style-name="P1" draw:layer="layout" svg:x1="6.08cm" svg:y1="8.874cm" svg:x2="1.889cm" svg:y2="8.874cm">
          <text:p/>
        </draw:line>
        <draw:line draw:style-name="gr10" draw:text-style-name="P1" draw:layer="layout" svg:x1="9.255cm" svg:y1="9.636cm" svg:x2="6.969cm" svg:y2="9.636cm">
          <text:p/>
        </draw:line>
        <draw:line draw:style-name="gr2" draw:text-style-name="P1" draw:layer="layout" svg:x1="13.7cm" svg:y1="6.207cm" svg:x2="15.224cm" svg:y2="6.207cm">
          <text:p/>
        </draw:line>
        <draw:line draw:style-name="gr2" draw:text-style-name="P1" draw:layer="layout" svg:x1="13.7cm" svg:y1="6.461cm" svg:x2="15.224cm" svg:y2="6.461cm">
          <text:p/>
        </draw:line>
        <draw:line draw:style-name="gr2" draw:text-style-name="P1" draw:layer="layout" svg:x1="13.7cm" svg:y1="6.588cm" svg:x2="15.224cm" svg:y2="6.588cm">
          <text:p/>
        </draw:line>
        <draw:line draw:style-name="gr2" draw:text-style-name="P1" draw:layer="layout" svg:x1="13.7cm" svg:y1="6.842cm" svg:x2="15.224cm" svg:y2="6.842cm">
          <text:p/>
        </draw:line>
        <draw:line draw:style-name="gr2" draw:text-style-name="P1" draw:layer="layout" svg:x1="15.224cm" svg:y1="6.207cm" svg:x2="15.35cm" svg:y2="6.319cm">
          <text:p/>
        </draw:line>
        <draw:line draw:style-name="gr2" draw:text-style-name="P1" draw:layer="layout" svg:x1="15.224cm" svg:y1="6.461cm" svg:x2="15.35cm" svg:y2="6.319cm">
          <text:p/>
        </draw:line>
        <draw:line draw:style-name="gr2" draw:text-style-name="P1" draw:layer="layout" svg:x1="15.224cm" svg:y1="6.588cm" svg:x2="15.352cm" svg:y2="6.716cm">
          <text:p/>
        </draw:line>
        <draw:line draw:style-name="gr2" draw:text-style-name="P1" draw:layer="layout" svg:x1="15.224cm" svg:y1="6.842cm" svg:x2="15.351cm" svg:y2="6.716cm">
          <text:p/>
        </draw:line>
        <draw:line draw:style-name="gr2" draw:text-style-name="P1" draw:layer="layout" svg:x1="13.7cm" svg:y1="6.461cm" svg:x2="13.573cm" svg:y2="6.531cm">
          <text:p/>
        </draw:line>
        <draw:line draw:style-name="gr2" draw:text-style-name="P1" draw:layer="layout" svg:x1="13.7cm" svg:y1="6.588cm" svg:x2="13.573cm" svg:y2="6.532cm">
          <text:p/>
        </draw:line>
        <draw:line draw:style-name="gr11" draw:text-style-name="P1" draw:layer="layout" svg:x1="13.926cm" svg:y1="5.835cm" svg:x2="13.932cm" svg:y2="7.223cm">
          <text:p/>
        </draw:line>
        <draw:line draw:style-name="gr11" draw:text-style-name="P1" draw:layer="layout" svg:x1="14.068cm" svg:y1="5.833cm" svg:x2="14.074cm" svg:y2="7.221cm">
          <text:p/>
        </draw:line>
        <draw:line draw:style-name="gr11" draw:text-style-name="P1" draw:layer="layout" svg:x1="14.21cm" svg:y1="5.832cm" svg:x2="14.216cm" svg:y2="7.22cm">
          <text:p/>
        </draw:line>
        <draw:line draw:style-name="gr11" draw:text-style-name="P1" draw:layer="layout" svg:x1="14.352cm" svg:y1="5.831cm" svg:x2="14.358cm" svg:y2="7.219cm">
          <text:p/>
        </draw:line>
        <draw:line draw:style-name="gr11" draw:text-style-name="P1" draw:layer="layout" svg:x1="14.494cm" svg:y1="5.83cm" svg:x2="14.5cm" svg:y2="7.218cm">
          <text:p/>
        </draw:line>
        <draw:line draw:style-name="gr11" draw:text-style-name="P1" draw:layer="layout" svg:x1="14.637cm" svg:y1="5.829cm" svg:x2="14.643cm" svg:y2="7.217cm">
          <text:p/>
        </draw:line>
        <draw:line draw:style-name="gr11" draw:text-style-name="P1" draw:layer="layout" svg:x1="14.779cm" svg:y1="5.828cm" svg:x2="14.785cm" svg:y2="7.216cm">
          <text:p/>
        </draw:line>
        <draw:line draw:style-name="gr11" draw:text-style-name="P1" draw:layer="layout" svg:x1="14.921cm" svg:y1="5.827cm" svg:x2="14.927cm" svg:y2="7.215cm">
          <text:p/>
        </draw:line>
        <draw:line draw:style-name="gr11" draw:text-style-name="P1" draw:layer="layout" svg:x1="15.063cm" svg:y1="5.826cm" svg:x2="15.069cm" svg:y2="7.214cm">
          <text:p/>
        </draw:line>
        <draw:custom-shape draw:style-name="gr6" draw:text-style-name="P1" draw:layer="layout" svg:width="0.762cm" svg:height="0.762cm" draw:transform="rotate (-1.60762277401198) translate (12.712cm 6.489cm)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" draw:layer="layout" svg:width="0.508cm" svg:height="0.635cm" draw:transform="rotate (-1.60762277401198) translate (12.684cm 6.611cm)">
          <text:p/>
          <draw:enhanced-geometry svg:viewBox="0 0 21600 21600" draw:mirror-horizontal="false" draw:mirror-vertic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line draw:style-name="gr3" draw:text-style-name="P1" draw:layer="layout" svg:x1="12.176cm" svg:y1="6.207cm" svg:x2="12.176cm" svg:y2="4.683cm">
          <text:p/>
        </draw:line>
        <draw:line draw:style-name="gr3" draw:text-style-name="P1" draw:layer="layout" svg:x1="12.684cm" svg:y1="6.842cm" svg:x2="13.7cm" svg:y2="6.842cm">
          <text:p/>
        </draw:line>
        <draw:line draw:style-name="gr3" draw:text-style-name="P1" draw:layer="layout" svg:x1="11.541cm" svg:y1="6.207cm" svg:x2="11.541cm" svg:y2="6.842cm">
          <text:p/>
        </draw:line>
        <draw:line draw:style-name="gr3" draw:text-style-name="P1" draw:layer="layout" svg:x1="10.017cm" svg:y1="6.207cm" svg:x2="11.541cm" svg:y2="6.207cm">
          <text:p/>
        </draw:line>
        <draw:line draw:style-name="gr3" draw:text-style-name="P1" draw:layer="layout" svg:x1="8.112cm" svg:y1="6.207cm" svg:x2="8.62cm" svg:y2="6.207cm">
          <text:p/>
        </draw:line>
        <draw:line draw:style-name="gr3" draw:text-style-name="P1" draw:layer="layout" svg:x1="8.239cm" svg:y1="4.683cm" svg:x2="8.62cm" svg:y2="4.683cm">
          <text:p/>
        </draw:line>
        <draw:custom-shape draw:style-name="gr12" draw:text-style-name="P1" draw:layer="layout" svg:width="0.508cm" svg:height="0.762cm" svg:x="14.208cm" svg:y="7.35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2" draw:text-style-name="P1" draw:layer="layout" svg:width="0.508cm" svg:height="0.762cm" svg:x="14.208cm" svg:y="4.937cm">
          <text:p/>
          <draw:enhanced-geometry svg:viewBox="0 0 21600 21600" draw:mirror-horizontal="false" draw:mirror-vertical="fals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3" draw:text-style-name="P2" draw:layer="layout" svg:width="3.429cm" svg:height="1.767cm" svg:x="7.731cm" svg:y="3.043cm">
          <draw:text-box>
            <text:p text:style-name="P1"><text:span text:style-name="T1">Isolation Heat Exchanger</text:span></text:p>
          </draw:text-box>
        </draw:frame>
        <draw:frame draw:style-name="gr14" draw:text-style-name="P2" draw:layer="layout" svg:width="3.429cm" svg:height="1.095cm" svg:x="6.353cm" svg:y="11.16cm">
          <draw:text-box>
            <text:p text:style-name="P1"><text:span text:style-name="T1">Sump Pit</text:span></text:p>
          </draw:text-box>
        </draw:frame>
        <draw:frame draw:style-name="gr15" draw:text-style-name="P2" draw:layer="layout" svg:width="1.651cm" svg:height="1.096cm" svg:x="2.016cm" svg:y="9.89cm">
          <draw:text-box>
            <text:p text:style-name="P1"><text:span text:style-name="T1">Intake</text:span></text:p>
          </draw:text-box>
        </draw:frame>
        <draw:line draw:style-name="gr3" draw:text-style-name="P1" draw:layer="layout" svg:x1="11.541cm" svg:y1="6.842cm" svg:x2="11.922cm" svg:y2="6.842cm">
          <text:p/>
        </draw:line>
        <draw:frame draw:style-name="gr15" draw:text-style-name="P2" draw:layer="layout" svg:width="2.159cm" svg:height="1.096cm" svg:x="3.933cm" svg:y="6.118cm">
          <draw:text-box>
            <text:p text:style-name="P1"><text:span text:style-name="T1">Outfall </text:span></text:p>
          </draw:text-box>
        </draw:frame>
        <draw:frame draw:style-name="gr16" draw:text-style-name="P2" draw:layer="layout" svg:width="2.794cm" svg:height="1.191cm" svg:x="10.652cm" svg:y="7.175cm">
          <draw:text-box>
            <text:p text:style-name="P1"><text:span text:style-name="T1">Circulation Pump</text:span></text:p>
          </draw:text-box>
        </draw:frame>
        <draw:frame draw:style-name="gr17" draw:text-style-name="P2" draw:layer="layout" svg:width="3.683cm" svg:height="0.762cm" svg:x="12.684cm" svg:y="3.413cm">
          <draw:text-box>
            <text:p text:style-name="P1"><text:span text:style-name="T1">Cooling Load</text:span></text:p>
          </draw:text-box>
        </draw:frame>
        <draw:frame draw:style-name="gr13" draw:text-style-name="P3" draw:layer="layout" svg:width="2.54cm" svg:height="1.767cm" svg:x="8.874cm" svg:y="9.255cm">
          <draw:text-box>
            <text:p text:style-name="P1"><text:span text:style-name="T2">Surface Water Pump</text:span></text:p>
          </draw:text-box>
        </draw:frame>
        <draw:frame draw:style-name="gr18" draw:text-style-name="P2" draw:layer="layout" svg:width="1.524cm" svg:height="1.191cm" svg:x="10.271cm" svg:y="5.064cm">
          <draw:text-box>
            <text:p text:style-name="P1"><text:span text:style-name="T3">45</text:span><text:span text:style-name="T4">°F</text:span></text:p>
            <text:p text:style-name="P1"><text:span text:style-name="T4">7.2</text:span><text:span text:style-name="T5">°C</text:span></text:p>
          </draw:text-box>
        </draw:frame>
        <draw:frame draw:style-name="gr17" draw:text-style-name="P2" draw:layer="layout" svg:width="1.524cm" svg:height="1.191cm" svg:x="10.906cm" svg:y="3.54cm">
          <draw:text-box>
            <text:p text:style-name="P1"><text:span text:style-name="T3">59</text:span><text:span text:style-name="T4">°F</text:span></text:p>
            <text:p text:style-name="P1"><text:span text:style-name="T4">15</text:span><text:span text:style-name="T5">°C</text:span></text:p>
          </draw:text-box>
        </draw:frame>
        <draw:custom-shape draw:style-name="gr9" draw:text-style-name="P1" draw:layer="layout" svg:width="0.381cm" svg:height="0.381cm" svg:x="2.778cm" svg:y="8.484cm">
          <text:p/>
          <draw:enhanced-geometry svg:viewBox="0 0 21600 21600" draw:mirror-vertical="true" draw:mirror-horizontal="false" draw:glue-points="1080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9" draw:text-style-name="P2" draw:layer="layout" svg:width="2.54cm" svg:height="1.191cm" svg:x="3.679cm" svg:y="6.734cm">
          <draw:text-box>
            <text:p text:style-name="P1"><text:span text:style-name="T3">50</text:span><text:span text:style-name="T4">°F</text:span></text:p>
            <text:p text:style-name="P1"><text:span text:style-name="T4">10</text:span><text:span text:style-name="T5">°C</text:span></text:p>
          </draw:text-box>
        </draw:frame>
        <draw:frame draw:style-name="gr15" draw:text-style-name="P2" draw:layer="layout" svg:width="2.159cm" svg:height="1.191cm" svg:x="4.683cm" svg:y="10.398cm">
          <draw:text-box>
            <text:p text:style-name="P1"><text:span text:style-name="T3">41</text:span><text:span text:style-name="T4">°F</text:span></text:p>
            <text:p text:style-name="P1"><text:span text:style-name="T4">5</text:span><text:span text:style-name="T5">°C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marker draw:name="Rounded_20_short_20_Arrow" draw:display-name="Rounded short Arrow" svg:viewBox="0 0 1013 1130" svg:d="m1009 1050-449-1008-22-30-29-12-34 12-21 26-449 1012-5 13v8l5 21 12 21 17 13 21 4h903l21-4 21-13 9-21 4-21v-8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2-06-16T10:35:54</meta:creation-date>
    <dc:date>2013-07-22T17:45:33</dc:date>
    <meta:editing-duration>PT1H58M20S</meta:editing-duration>
    <meta:editing-cycles>12</meta:editing-cycles>
    <meta:generator>LibreOffice/3.5$Linux_X86_64 LibreOffice_project/350m1$Build-2</meta:generator>
    <dc:creator>Matt Mitchell</dc:creator>
    <meta:document-statistic meta:object-count="84"/>
  </office:meta>
</office:document-meta>
</file>